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0a65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651d" officeooo:paragraph-rsid="000a651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7d91" officeooo:paragraph-rsid="000b7d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0368" officeooo:paragraph-rsid="000b036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7d91" officeooo:paragraph-rsid="000b7d9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1d258a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fe305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0d3b48" officeooo:paragraph-rsid="000d3b48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0b0368" officeooo:paragraph-rsid="00207c12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officeooo:rsid="000b7d91" officeooo:paragraph-rsid="0022f394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officeooo:rsid="0022f394" officeooo:paragraph-rsid="0022f394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bold" officeooo:rsid="000d3b48" officeooo:paragraph-rsid="000d3b48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bold" officeooo:rsid="000a651d" officeooo:paragraph-rsid="000a651d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normal" officeooo:rsid="00207c12" officeooo:paragraph-rsid="00207c12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249fdc" officeooo:paragraph-rsid="00249fdc"/>
    </style:style>
    <style:style style:name="T1" style:family="text">
      <style:text-properties officeooo:rsid="002646b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3b48" style:font-size-asian="12pt" style:font-size-complex="12pt"/>
    </style:style>
    <style:style style:name="T4" style:family="text">
      <style:text-properties fo:font-size="12pt" officeooo:rsid="001772ef" style:font-size-asian="12pt" style:font-size-complex="12pt"/>
    </style:style>
    <style:style style:name="T5" style:family="text">
      <style:text-properties fo:font-size="12pt" officeooo:rsid="001d4d30" style:font-size-asian="12pt" style:font-size-complex="12pt"/>
    </style:style>
    <style:style style:name="T6" style:family="text">
      <style:text-properties fo:font-size="12pt" officeooo:rsid="000b0368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b0368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07c12" style:font-size-asian="12pt" style:font-weight-asian="normal" style:font-size-complex="12pt" style:font-weight-complex="normal"/>
    </style:style>
    <style:style style:name="T11" style:family="text">
      <style:text-properties style:font-size-asian="12pt"/>
    </style:style>
    <style:style style:name="T12" style:family="text">
      <style:text-properties officeooo:rsid="0018bc63" style:font-size-asian="12pt"/>
    </style:style>
    <style:style style:name="T13" style:family="text">
      <style:text-properties officeooo:rsid="001ac2de" style:font-size-asian="12pt"/>
    </style:style>
    <style:style style:name="T14" style:family="text">
      <style:text-properties officeooo:rsid="001aa442" style:font-size-asian="12pt"/>
    </style:style>
    <style:style style:name="T15" style:family="text">
      <style:text-properties officeooo:rsid="001fd9cc" style:font-size-asian="12pt"/>
    </style:style>
    <style:style style:name="T16" style:family="text">
      <style:text-properties officeooo:rsid="001cca5d" style:font-size-asian="12pt"/>
    </style:style>
    <style:style style:name="T17" style:family="text">
      <style:text-properties officeooo:rsid="001d258a" style:font-size-asian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0e981" style:font-weight-asian="bold" style:font-weight-complex="bold"/>
    </style:style>
    <style:style style:name="T20" style:family="text">
      <style:text-properties fo:font-weight="bold" officeooo:rsid="0022f394" style:font-weight-asian="bold" style:font-weight-complex="bold"/>
    </style:style>
    <style:style style:name="T21" style:family="text">
      <style:text-properties fo:font-weight="bold" officeooo:rsid="00238538" style:font-weight-asian="bold" style:font-weight-complex="bold"/>
    </style:style>
    <style:style style:name="T22" style:family="text">
      <style:text-properties fo:font-weight="bold" style:font-size-asian="12pt" style:font-weight-asian="bold" style:font-weight-complex="bold"/>
    </style:style>
    <style:style style:name="T23" style:family="text">
      <style:text-properties fo:font-weight="bold" officeooo:rsid="0018bc63" style:font-size-asian="12pt" style:font-weight-asian="bold" style:font-weight-complex="bold"/>
    </style:style>
    <style:style style:name="T24" style:family="text">
      <style:text-properties fo:font-weight="bold" officeooo:rsid="000a651d" style:font-size-asian="12pt" style:font-weight-asian="bold" style:font-weight-complex="bold"/>
    </style:style>
    <style:style style:name="T25" style:family="text">
      <style:text-properties officeooo:rsid="0018bc63" fo:background-color="#fff200" loext:char-shading-value="0" style:font-size-asian="12pt"/>
    </style:style>
    <style:style style:name="T26" style:family="text">
      <style:text-properties officeooo:rsid="0010e981"/>
    </style:style>
    <style:style style:name="T27" style:family="text">
      <style:text-properties officeooo:rsid="001d258a"/>
    </style:style>
    <style:style style:name="T28" style:family="text">
      <style:text-properties officeooo:rsid="00218603"/>
    </style:style>
    <style:style style:name="T29" style:family="text">
      <style:text-properties officeooo:rsid="0022f394"/>
    </style:style>
    <style:style style:name="T30" style:family="text">
      <style:text-properties officeooo:rsid="0024f2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-FLOW PROGETTO </text:p>
      <text:p text:style-name="P1">– <text:span text:style-name="T1">FASE 2 –</text:span></text:p>
      <text:p text:style-name="P2"/>
      <text:list xml:id="list276824732" text:style-name="L1">
        <text:list-item>
          <text:p text:style-name="P9"><text:span text:style-name="T18">ESTRAZIONE DEI DATI: </text:span>Usando la classe <text:span text:style-name="T23">“JSON_Saver”, </text:span><text:span text:style-name="T11">estrai </text:span><text:span text:style-name="T16">tutti i tipi di </text:span><text:span text:style-name="T13">candele </text:span><text:span text:style-name="T12">del Market (Bitstamp-btcusd) che vanno dal 01-01-2004 </text:span><text:span text:style-name="T13">ad ora </text:span><text:span text:style-name="T11">e salva</text:span><text:span text:style-name="T16">le</text:span><text:span text:style-name="T11"> </text:span><text:span text:style-name="T16">in una serie di file </text:span><text:span text:style-name="T11">.json.</text:span></text:p>
          <text:p text:style-name="P9"><text:span text:style-name="T11">Nello specifico, </text:span><text:span text:style-name="T12">l</text:span><text:span text:style-name="T17">a</text:span><text:span text:style-name="T12"> query </text:span><text:span text:style-name="T14">che dovrà eseguire la </text:span><text:span text:style-name="T12">classe Extractor </text:span><text:span text:style-name="T17">è</text:span><text:span text:style-name="T12"> </text:span><text:span text:style-name="T14">la seguente</text:span><text:span text:style-name="T12">: </text:span></text:p>
          <text:p text:style-name="P10"><text:a xlink:type="simple" xlink:href="https://api.cryptowat.ch/markets/bitstamp/btcusd/ohlc?after=1072911600" text:style-name="Internet_20_link" text:visited-style-name="Visited_20_Internet_20_Link"><text:span text:style-name="T25">https://api.cryptowat.ch/markets/bitstamp/btcusd/ohlc?after=1072911600</text:span></text:a></text:p>
        </text:list-item>
      </text:list>
      <text:p text:style-name="P4"/>
      <text:p text:style-name="P4"><text:tab/><text:span text:style-name="T27">Alla fine di questa operazione, avremo una partizione (l’insieme dei file json) creata a <text:tab/>partire dall’insieme iniziale (il singolo json restituito dalla query). </text:span></text:p>
      <text:p text:style-name="P4"><text:tab/></text:p>
      <text:list xml:id="list113930697273351" text:continue-numbering="true" text:style-name="L1">
        <text:list-item>
          <text:p text:style-name="P9"><text:span text:style-name="T22">REFINING DEI DATI: </text:span><text:span text:style-name="T11">Sfruttando la classe </text:span><text:span text:style-name="T22">“Dataset_Maker”</text:span><text:span text:style-name="T11">, </text:span><text:span text:style-name="T17">creare</text:span><text:span text:style-name="T11"> </text:span><text:span text:style-name="T17">il</text:span><text:span text:style-name="T11"> Datase</text:span><text:span text:style-name="T17">t</text:span><text:span text:style-name="T11"> </text:span><text:span text:style-name="T17">a partire dal </text:span><text:span text:style-name="T11">.json </text:span><text:span text:style-name="T17">che contiene le candele da 12 h</text:span><text:span text:style-name="T11">. </text:span></text:p>
        </text:list-item>
      </text:list>
      <text:p text:style-name="P4"/>
      <text:list xml:id="list113930674539259" text:continue-numbering="true" text:style-name="L1">
        <text:list-item>
          <text:p text:style-name="P12"><text:span text:style-name="T24">VISUALIZAZIONE DEI DATI: </text:span><text:span text:style-name="T11">Sfruttando le librerie Google Charts oppure HighCharts, costruire ,nei limiti del possibile, i seguenti Grafici per un insieme significativo di tipi di Candele (ad esempio, fare i grafici solamente per le candele di 12 h e di 6h) : Spearman, Scatter-Plot Matrix.</text:span></text:p>
          <text:p text:style-name="P12"><text:span text:style-name="T15">Inoltre, calcolare i seguenti indici: </text:span><text:span text:style-name="T11">Covarianza, Coefficiente di Pearson, Indice di Kandal, Matrice di Correlazione, Media e Varianza.</text:span></text:p>
          <text:p text:style-name="P13"/>
        </text:list-item>
        <text:list-item>
          <text:p text:style-name="P21">CLEANING DEI DATI:</text:p>
          <text:p text:style-name="P21"/>
        </text:list-item>
      </text:list>
      <text:list xml:id="list1005894193" text:style-name="L2">
        <text:list-item>
          <text:p text:style-name="P14">Valutare se fare Feature Scaling, Mean Normalization o PCA dei nostri Dati, <text:span text:style-name="T26">in tal caso usare le classi </text:span><text:span text:style-name="T19">“Cleaner” e “PCA”</text:span><text:span text:style-name="T26">.</text:span></text:p>
        </text:list-item>
      </text:list>
      <text:p text:style-name="P5"/>
      <text:list xml:id="list113929256232193" text:continue-list="list113930674539259" text:style-name="L1">
        <text:list-item>
          <text:p text:style-name="P22">LEARNING: </text:p>
          <text:p text:style-name="P22"/>
        </text:list-item>
      </text:list>
      <text:list xml:id="list3069919772" text:style-name="L3">
        <text:list-item>
          <text:p text:style-name="P11"><text:span text:style-name="T11">Sfruttando la classe </text:span><text:span text:style-name="T22">“Dataset_Splitter”</text:span><text:span text:style-name="T11">, suddividi il Dataset delle Candele da 12 h in Test- Set e Training-Set.</text:span></text:p>
          <text:p text:style-name="P15"/>
        </text:list-item>
        <text:list-item>
          <text:p text:style-name="P16">Creare una lista di modelli, sfruttando il metodo <text:span text:style-name="T18">build</text:span> della classe <text:span text:style-name="T18">Model_Builder</text:span>.</text:p>
          <text:p text:style-name="P23"/>
        </text:list-item>
        <text:list-item>
          <text:p text:style-name="P16">A questo punto passare la Lista dei Modelli al metodo <text:span text:style-name="T18">train_models</text:span> della classe <text:span text:style-name="T18">Trainer</text:span>.</text:p>
          <text:p text:style-name="P16"/>
        </text:list-item>
        <text:list-item>
          <text:p text:style-name="P16">Fatto ciò, chiamare il metodo <text:span text:style-name="T18">plot_graphics </text:span>della classe <text:span text:style-name="T18">Trainer </text:span>che non farà altro che plottare tutti i Grafici delle Ipotesi (in 2D) di tutti i modelli <text:span text:style-name="T28">allenati</text:span> (qua si sfrutta la classe <text:span text:style-name="T18">Curve</text:span>); <text:span text:style-name="T30">questo metodo plotta anche <text:s/>i Grafici Grado vs Errore se sono presenti ,nella lista dei Modelli Allenati, gruppi di Modelli identici con grado ascendente.</text:span></text:p>
          <text:p text:style-name="P16"/>
        </text:list-item>
        <text:list-item>
          <text:p text:style-name="P24"><text:span text:style-name="T2">Arrivati a questo punto, stampare tutti gli errori di J-CV e J-Train per ogni modello sfruttando il metodo </text:span><text:span text:style-name="T7">print_models_errors </text:span><text:span text:style-name="T2">della classe </text:span><text:span text:style-name="T7">Trainer</text:span><text:span text:style-name="T2">.</text:span></text:p>
        </text:list-item>
      </text:list>
      <text:p text:style-name="P17"/>
      <text:list xml:id="list113929003111942" text:continue-numbering="true" text:style-name="L3">
        <text:list-item>
          <text:p text:style-name="P25"><text:span text:style-name="T10">I</text:span><text:span text:style-name="T9">noltre, salvare il miglior modello sfruttando il metodo </text:span><text:span text:style-name="T7">save_best_estimator</text:span><text:span text:style-name="T9"> della classe </text:span><text:span text:style-name="T7">“Trainer”</text:span><text:span text:style-name="T9">.</text:span></text:p>
        </text:list-item>
      </text:list>
      <text:p text:style-name="P8"/>
      <text:p text:style-name="P8"/>
      <text:p text:style-name="P8"><text:soft-page-break/></text:p>
      <text:p text:style-name="P8"/>
      <text:p text:style-name="P8"/>
      <text:list xml:id="list113929479669658" text:continue-numbering="true" text:style-name="L3">
        <text:list-item>
          <text:p text:style-name="P24"><text:span text:style-name="T6">Se si fanno allenamenti multipli dello stesso modello cambiando il grado, registrare i cambiamenti dell’errore ,</text:span><text:span text:style-name="T4">fra gli allenamenti, </text:span><text:span text:style-name="T6">rispetto al grado con la classe </text:span><text:span text:style-name="T8">“Record_Degree”</text:span><text:span text:style-name="T6"> </text:span></text:p>
          <text:p text:style-name="P18"/>
        </text:list-item>
        <text:list-item>
          <text:p text:style-name="P24"><text:span text:style-name="T6">Se si fanno allenamenti multipli dello stesso modello cambiando lambda (qua siamo per forza nella Discesa del Gradiente), registrare i cambiamenti dell’errore ,</text:span><text:span text:style-name="T4">fra gli allenamenti, </text:span><text:span text:style-name="T6">rispetto a lambda con la classe </text:span><text:span text:style-name="T8">“Record_</text:span><text:span text:style-name="T7">Lambda</text:span><text:span text:style-name="T8">”</text:span><text:span text:style-name="T6"> </text:span></text:p>
          <text:p text:style-name="P18"/>
        </text:list-item>
        <text:list-item>
          <text:p text:style-name="P24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grado del Modello durante gli allenamenti: plottare il Grafico “Grado del Polinomio vs Errore”</text:span></text:p>
          <text:p text:style-name="P18"/>
        </text:list-item>
        <text:list-item>
          <text:p text:style-name="P24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lambda durante gli allenamenti, plottare il Grafico “Grado </text:span><text:span text:style-name="T2">Lambda</text:span><text:span text:style-name="T6"> vs Errore”</text:span></text:p>
        </text:list-item>
      </text:list>
      <text:p text:style-name="P6"/>
      <text:p text:style-name="P3"><text:span text:style-name="T3">6</text:span><text:span text:style-name="T2">.Valutazione dei Risultati:</text:span></text:p>
      <text:p text:style-name="P7"><text:s/></text:p>
      <text:list xml:id="list3660237709" text:style-name="L4">
        <text:list-item>
          <text:p text:style-name="P19"><text:span text:style-name="T29">Usare il metodo </text:span><text:span text:style-name="T20">take_</text:span><text:span text:style-name="T21">the_</text:span><text:span text:style-name="T20">best_model_from_last_training </text:span><text:span text:style-name="T29">della classe </text:span><text:span text:style-name="T20">“Trainer”</text:span><text:span text:style-name="T29"> per estrapolare il miglior modello.</text:span></text:p>
          <text:p text:style-name="P19"/>
        </text:list-item>
        <text:list-item>
          <text:p text:style-name="P20">Fatto ciò, calcolare l’MSE sul Test-Set sfruttando il Modello Estratto al punto precedente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27:13.904820947</meta:creation-date>
    <dc:date>2019-01-03T11:39:28.574322342</dc:date>
    <meta:editing-duration>PT1H16M46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476" meta:character-count="3090" meta:non-whitespace-character-count="2651"/>
  </office:meta>
</office:document-meta>
</file>